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" svg:font-family="Courier" style:font-family-generic="modern" style:font-pitch="fixed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>
        <style:tab-stops>
          <style:tab-stop style:position="4.048cm"/>
          <style:tab-stop style:position="9.657cm"/>
          <style:tab-stop style:position="12.647cm"/>
        </style:tab-stops>
      </style:paragraph-properties>
      <style:text-properties style:font-name="Arial"/>
    </style:style>
    <style:style style:name="P3" style:family="paragraph" style:parent-style-name="Standard">
      <style:paragraph-properties>
        <style:tab-stops>
          <style:tab-stop style:position="4.029cm"/>
          <style:tab-stop style:position="9.657cm"/>
          <style:tab-stop style:position="12.647cm"/>
        </style:tab-stops>
      </style:paragraph-properties>
      <style:text-properties style:font-name="Arial"/>
    </style:style>
    <style:style style:name="P4" style:family="paragraph" style:parent-style-name="Standard">
      <style:paragraph-properties>
        <style:tab-stops>
          <style:tab-stop style:position="3.043cm"/>
          <style:tab-stop style:position="9.657cm"/>
          <style:tab-stop style:position="12.647cm"/>
        </style:tab-stops>
      </style:paragraph-properties>
      <style:text-properties style:font-name="Ari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029cm"/>
          <style:tab-stop style:position="9.657cm"/>
          <style:tab-stop style:position="12.647cm"/>
        </style:tab-stops>
      </style:paragraph-properties>
      <style:text-properties style:font-name="Arial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029cm"/>
          <style:tab-stop style:position="9.657cm"/>
          <style:tab-stop style:position="12.647cm"/>
        </style:tab-stops>
      </style:paragraph-properties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style:border-line-width-bottom="0.002cm 0.035cm 0.002cm" fo:padding="0.074cm" fo:border-left="none" fo:border-right="none" fo:border-top="none" fo:border-bottom="0.06pt double #000000" style:join-border="false">
        <style:tab-stops>
          <style:tab-stop style:position="3.043cm"/>
          <style:tab-stop style:position="9.657cm"/>
          <style:tab-stop style:position="12.647cm"/>
        </style:tab-stops>
      </style:paragraph-properties>
      <style:text-properties style:font-name="Courier" fo:font-size="8pt" style:font-size-asian="8pt" style:font-size-complex="8pt"/>
    </style:style>
    <style:style style:name="P8" style:family="paragraph" style:parent-style-name="Standard">
      <style:paragraph-properties fo:text-align="justify" style:justify-single-word="false" style:border-line-width-bottom="0.002cm 0.035cm 0.002cm" fo:padding="0.074cm" fo:border-left="none" fo:border-right="none" fo:border-top="none" fo:border-bottom="0.06pt double #000000" style:join-border="false">
        <style:tab-stops>
          <style:tab-stop style:position="2.422cm"/>
          <style:tab-stop style:position="4.565cm"/>
          <style:tab-stop style:position="7.601cm"/>
          <style:tab-stop style:position="10.537cm"/>
          <style:tab-stop style:position="12.442cm"/>
          <style:tab-stop style:position="14.884cm"/>
          <style:tab-stop style:position="17.939cm"/>
          <style:tab-stop style:position="21.967cm"/>
        </style:tab-stops>
      </style:paragraph-properties>
      <style:text-properties style:font-name="Courier" fo:font-size="8pt" style:font-size-asian="8pt" style:font-size-complex="8pt"/>
    </style:style>
    <style:style style:name="P9" style:family="paragraph" style:parent-style-name="Standard">
      <style:paragraph-properties fo:text-align="start" style:justify-single-word="false" style:border-line-width-bottom="0.002cm 0.035cm 0.002cm" fo:padding="0.074cm" fo:border-left="none" fo:border-right="none" fo:border-top="none" fo:border-bottom="0.06pt double #000000" style:join-border="false">
        <style:tab-stops>
          <style:tab-stop style:position="2.422cm"/>
          <style:tab-stop style:position="4.565cm"/>
          <style:tab-stop style:position="7.601cm"/>
          <style:tab-stop style:position="10.537cm"/>
          <style:tab-stop style:position="12.442cm"/>
          <style:tab-stop style:position="14.884cm"/>
          <style:tab-stop style:position="17.939cm"/>
          <style:tab-stop style:position="21.967cm"/>
        </style:tab-stops>
      </style:paragraph-properties>
      <style:text-properties style:font-name="Courier" fo:font-size="8pt" style:font-size-asian="8pt" style:font-size-complex="8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álculo Analítico de Área, Azimutes, Lados, Coordenadas Geográficas e UTM</text:p>
      <text:p text:style-name="P1"/>
      <text:p text:style-name="P2"><text:span text:style-name="T1">Imóvel:</text:span><text:tab/>$parcela.descricao</text:p>
      <text:p text:style-name="P2"><text:span text:style-name="T1">Município:</text:span><text:tab/>$info.municipio<text:tab/><text:span text:style-name="T1">UF:</text:span><text:tab/>$info.uf</text:p>
      <text:p text:style-name="P3"><text:span text:style-name="T1">SGR (datum):</text:span><text:tab/>$info.datum<text:tab/><text:span text:style-name="T1">GLEBA:</text:span><text:tab/>$info.nomeImovel</text:p>
      <text:p text:style-name="P3"><text:span text:style-name="T1">Meridiano Central:</text:span><text:tab/>$meridiano_central</text:p>
      <text:p text:style-name="P4"/>
      <text:p text:style-name="P7"/>
      <text:p text:style-name="P8">Estação<text:tab/>Vante<text:tab/>Coord. Norte<text:tab/>Coord. Este<text:tab/>Azimute<text:tab/>Distância<text:tab/>Fator Escala<text:tab/>Latitude<text:tab/>Longitude</text:p>
      <text:p text:style-name="P9">$tabela_calculo</text:p>
      <text:p text:style-name="P6"/>
      <text:p text:style-name="P5"><text:span text:style-name="T1">Perímetro:</text:span><text:tab/>$perimetro</text:p>
      <text:p text:style-name="P5"><text:span text:style-name="T1">Área total:</text:span><text:tab/>$area_total_m2<text:tab/>$area_total_h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" svg:font-family="Courier" style:font-family-generic="modern" style:font-pitch="fixed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erif" style:font-size-asian="10.5pt" style:language-asian="zh" style:country-asian="CN" style:font-name-complex="Liberation Serif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Liberation Serif" fo:font-size="12pt" fo:language="en" fo:country="US" style:letter-kerning="true" style:font-name-asian="Lohit Hindi" style:font-size-asian="12pt" style:language-asian="zh" style:country-asian="CN" style:font-name-complex="WenQuanYi Micro Hei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-asian="Liberation Serif" style:font-size-asian="10.5pt" style:font-name-complex="Liberation Serif"/>
    </style:style>
    <style:style style:name="List" style:family="paragraph" style:parent-style-name="Text_20_body" style:class="list">
      <style:text-properties style:font-name-asian="Lohit Hindi1"/>
    </style:style>
    <style:style style:name="Caption" style:family="paragraph" style:parent-style-name="Standard" style:class="extra">
      <style:paragraph-properties fo:margin-top="0.212cm" fo:margin-bottom="0.212cm"/>
      <style:text-properties fo:font-style="italic" style:font-name-asian="Lohit Hindi1" style:font-size-asian="10.5pt" style:font-style-asian="italic" style:font-name-complex="Liberation Serif" style:font-style-complex="italic"/>
    </style:style>
    <style:style style:name="Index" style:family="paragraph" style:parent-style-name="Standard" style:class="index">
      <style:text-properties style:font-name-asian="Lohit Hindi1" style:font-size-asian="10.5pt" style:font-name-complex="Liberation Seri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anedo</meta:initial-creator>
    <meta:creation-date>2011-03-10T11:32:00</meta:creation-date>
    <meta:generator>LibreOffice/3.4$Unix LibreOffice_project/340m1$Build-12</meta:generator>
    <dc:date>2011-11-23T15:34:21</dc:date>
    <meta:editing-duration>PT31M56S</meta:editing-duration>
    <meta:editing-cycles>22</meta:editing-cycles>
    <meta:document-statistic meta:table-count="0" meta:image-count="0" meta:object-count="0" meta:page-count="1" meta:paragraph-count="8" meta:word-count="43" meta:character-count="388" meta:non-whitespace-character-count="354"/>
  </office:meta>
</office:document-meta>
</file>